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CEn 324</text:p>
      <text:p text:style-name="Standard">Jae Lee</text:p>
      <text:p text:style-name="Standard">HW #7</text:p>
      <text:p text:style-name="Standard"/>
      <text:p text:style-name="Standard">Part 1</text:p>
      <text:p text:style-name="Standard">With the advent of multi-core/hyper-threaded CPUs, systems with multiple CPUs, and hibernating operating systems, the TSC cannot be relied on to provide accurate results unless great care is taken to correct the possible flaws: rate of tick and whether all cores have identical values in their time-keeping registers. There is no promise that the timestemp counters of multiple CPUs on a single motherboard will be synchronized. In such cases, programmers can only get reliable results by locking their code to a single CPU. Even then, the CPU speed may change due to power-saving measures taken by the OS or BIOS, or the system may be hibernated and later resumed(resetting the time stamp counter). In those latter cases, to stay relevant, the counter must be recalibrated periodically(according to the time resolution the application requires). Reliance on the time stamp counter also reduces portability, as other processors may not have a similar feature. Recent Intel processors include a constant rate TSC. With these processors, the TSC reads at the processors' maximum rate regardless of the actual CPU running rate. While this makes time keeping more consistent, it can skew benchmarks, where a certain amount of spin-up time is spent at a lower clock rate before the OS switches the processor to the higher rate. This has the effect of making things seem like they require more processor cycles than they normally would.</text:p>
      <text:p text:style-name="P1">I also found another problems that accompany with TSC. If the measurement interval is too short, it causes the overhead because setting up time will be taking a lot of portion of the measurement interval rather than actual performing the computation. If the measurement interval is too long, TSC counter can overflow. Also, warming up the cache improves the repeatability of the code because cache holds the information needed and its faster to approach than main memory.</text:p>
      <text:p text:style-name="Standard"/>
      <text:p text:style-name="Standard"/>
      <text:p text:style-name="Standard">Part 2</text:p>
      <text:p text:style-name="Standard">“combine1(V1,&amp;result);” this function call before “while (c-- &gt; 0) combine1(V1,&amp;result);” warms up cache so that cache holds information needed by the function calls in the while loop. </text:p>
      <text:p text:style-name="Standard">“while (cmeas &lt; CMIN);” determines how many times the loop runs. If CMIN is too long, get_counter() function will cause the overflow. If CMIN is too short, CPE will decrease a lot because of the setting up time for the loop.</text:p>
      <text:p text:style-name="Standard"/>
      <text:p text:style-name="Standard">Part 3</text:p>
      <text:p text:style-name="Standard">CMIN is one of the key parameters and is the minimum measurement interval in cycles. This should be <text:s/>accurate enough that overflow doesn't happen at the same time overhead doesn't not burden the performance. VECVALS is the unique vector lengths tested and VECMAX is the max vector length for loop runs. MEASMAX is the number of runs to make for each vec length, and THRESHOLD is the max difference we'd like to see between timings of top 3 runs.</text:p>
      <text:p text:style-name="Standard">I chose <text:span text:style-name="T1">CMIN</text:span> to experiment with and raising CMIN until overflow occurs didn't change much in performance, but decreasing CMIN to 10000 or less made performance go down dramatically. Thus, default value 1000000 for CMIN worked well on this system.</text:p>
      <text:p text:style-name="Standard">I also chose <text:span text:style-name="T1">MEASMAX</text:span> to devise and found out that 20 was decently good value as a default value. If it went to too high about 200, this gave more error %, but under 100 gave pretty consistent less than 1% errors. I will use 40 as my best value for MEASMAX for the rest of my experiments.</text:p>
      <text:p text:style-name="Standard"/>
      <text:p text:style-name="Standard"/>
      <text:p text:style-name="Standard"/>
      <text:p text:style-name="Standard"><text:soft-page-break/>Part 4</text:p>
      <table:table table:name="Table1" table:style-name="Table1">
        <table:table-column table:style-name="Table1.A" table:number-columns-repeated="5"/>
        <table:table-row>
          <table:table-cell table:style-name="Table1.A1" office:value-type="string">
            <text:p text:style-name="Table_20_Contents"/>
          </table:table-cell>
          <table:table-cell table:style-name="Table1.A1" office:value-type="string">
            <text:p text:style-name="Table_20_Contents">Long add</text:p>
          </table:table-cell>
          <table:table-cell table:style-name="Table1.A1" office:value-type="string">
            <text:p text:style-name="Table_20_Contents">Long multiply</text:p>
          </table:table-cell>
          <table:table-cell table:style-name="Table1.A1" office:value-type="string">
            <text:p text:style-name="Table_20_Contents">Double add</text:p>
          </table:table-cell>
          <table:table-cell table:style-name="Table1.E1" office:value-type="string">
            <text:p text:style-name="Table_20_Contents">Double multiply</text:p>
          </table:table-cell>
        </table:table-row>
        <table:table-row>
          <table:table-cell table:style-name="Table1.A2" office:value-type="string">
            <text:p text:style-name="Table_20_Contents">Combine1</text:p>
          </table:table-cell>
          <table:table-cell table:style-name="Table1.A2" office:value-type="string">
            <text:p text:style-name="Table_20_Contents">11</text:p>
          </table:table-cell>
          <table:table-cell table:style-name="Table1.A2" office:value-type="string">
            <text:p text:style-name="Table_20_Contents">11</text:p>
          </table:table-cell>
          <table:table-cell table:style-name="Table1.A2" office:value-type="string">
            <text:p text:style-name="Table_20_Contents">10</text:p>
          </table:table-cell>
          <table:table-cell table:style-name="Table1.E2" office:value-type="string">
            <text:p text:style-name="Table_20_Contents">10</text:p>
          </table:table-cell>
        </table:table-row>
        <table:table-row>
          <table:table-cell table:style-name="Table1.A2" office:value-type="string">
            <text:p text:style-name="Table_20_Contents">Combine2</text:p>
          </table:table-cell>
          <table:table-cell table:style-name="Table1.A2" office:value-type="string">
            <text:p text:style-name="Table_20_Contents">7.4</text:p>
          </table:table-cell>
          <table:table-cell table:style-name="Table1.A2" office:value-type="string">
            <text:p text:style-name="Table_20_Contents">8.2</text:p>
          </table:table-cell>
          <table:table-cell table:style-name="Table1.A2" office:value-type="string">
            <text:p text:style-name="Table_20_Contents">8.2</text:p>
          </table:table-cell>
          <table:table-cell table:style-name="Table1.E2" office:value-type="string">
            <text:p text:style-name="Table_20_Contents">10</text:p>
          </table:table-cell>
        </table:table-row>
        <table:table-row>
          <table:table-cell table:style-name="Table1.A2" office:value-type="string">
            <text:p text:style-name="Table_20_Contents">Combine3</text:p>
          </table:table-cell>
          <table:table-cell table:style-name="Table1.A2" office:value-type="string">
            <text:p text:style-name="Table_20_Contents">1.9</text:p>
          </table:table-cell>
          <table:table-cell table:style-name="Table1.A2" office:value-type="string">
            <text:p text:style-name="Table_20_Contents">2.7</text:p>
          </table:table-cell>
          <table:table-cell table:style-name="Table1.A2" office:value-type="string">
            <text:p text:style-name="Table_20_Contents">2.7</text:p>
          </table:table-cell>
          <table:table-cell table:style-name="Table1.E2" office:value-type="string">
            <text:p text:style-name="Table_20_Contents">4.5</text:p>
          </table:table-cell>
        </table:table-row>
        <table:table-row>
          <table:table-cell table:style-name="Table1.A2" office:value-type="string">
            <text:p text:style-name="Table_20_Contents">Combine4</text:p>
          </table:table-cell>
          <table:table-cell table:style-name="Table1.A2" office:value-type="string">
            <text:p text:style-name="Table_20_Contents">1.4</text:p>
          </table:table-cell>
          <table:table-cell table:style-name="Table1.A2" office:value-type="string">
            <text:p text:style-name="Table_20_Contents">2.7</text:p>
          </table:table-cell>
          <table:table-cell table:style-name="Table1.A2" office:value-type="string">
            <text:p text:style-name="Table_20_Contents">2.7</text:p>
          </table:table-cell>
          <table:table-cell table:style-name="Table1.E2" office:value-type="string">
            <text:p text:style-name="Table_20_Contents">4.6</text:p>
          </table:table-cell>
        </table:table-row>
      </table:table>
      <text:p text:style-name="Standard"/>
      <text:p text:style-name="Standard">Part 5</text:p>
      <text:p text:style-name="Standard">With the appropriate optimization level, I got really close values to the text book. There is no major difference, and I verified each optimization tricks work very we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e Lee</meta:initial-creator>
    <meta:creation-date>2014-03-04T11:09:27</meta:creation-date>
    <dc:date>2014-03-04T13:31:19</dc:date>
    <dc:creator>Jae Lee</dc:creator>
    <meta:editing-duration>PT1H36M12S</meta:editing-duration>
    <meta:editing-cycles>16</meta:editing-cycles>
    <meta:generator>LibreOffice/3.5$Linux_X86_64 LibreOffice_project/235ab8a-3802056-4a8fed3-2d66ea8-e241b80</meta:generator>
    <meta:document-statistic meta:table-count="1" meta:image-count="0" meta:object-count="0" meta:page-count="2" meta:paragraph-count="40" meta:word-count="625" meta:character-count="3631" meta:non-whitespace-character-count="3043"/>
  </office:meta>
</office:document-meta>
</file>